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7e29f5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7e29f5" style:font-name-asian="Georgia1" style:font-name-complex="Georgia1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7f862b" style:font-name-asian="Georgia1" style:font-name-complex="Georgia1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8046ce" style:font-name-asian="Georgia1" style:font-name-complex="Georgia1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81cfcb" style:font-name-asian="Georgia1" style:font-name-complex="Georgia1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8a0d74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paragraph-rsid="008c18ac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paragraph-rsid="008ed7c1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91c14a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paragraph-rsid="0099fb9e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rsid="007b12b9" officeooo:paragraph-rsid="007e29f5" style:font-name-asian="Georgia1" style:font-name-complex="Georgia1"/>
    </style:style>
    <style:style style:name="P21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b12b9" officeooo:paragraph-rsid="007e29f5" style:font-name-asian="Georgia1" style:font-name-complex="Georgia1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b12b9" officeooo:paragraph-rsid="007e29f5" style:font-name-asian="Georgia1" style:font-name-complex="Georgia1"/>
    </style:style>
    <style:style style:name="P23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b12b9" officeooo:paragraph-rsid="007f862b" style:font-name-asian="Georgia1" style:font-name-complex="Georgia1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b12b9" officeooo:paragraph-rsid="007f862b" style:font-name-asian="Georgia1" style:font-name-complex="Georgia1"/>
    </style:style>
    <style:style style:name="P25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b12b9" officeooo:paragraph-rsid="008046ce" style:font-name-asian="Georgia1" style:font-name-complex="Georgia1"/>
    </style:style>
    <style:style style:name="P26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b12b9" officeooo:paragraph-rsid="0081cfcb" style:font-name-asian="Georgia1" style:font-name-complex="Georgia1"/>
    </style:style>
    <style:style style:name="P27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cb993" officeooo:paragraph-rsid="007e29f5" style:font-name-asian="Georgia1" style:font-name-complex="Georgia1"/>
    </style:style>
    <style:style style:name="P28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cb993" officeooo:paragraph-rsid="007f862b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7f862b" officeooo:paragraph-rsid="007f862b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81f0f4" officeooo:paragraph-rsid="0081f0f4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rsid="008c18ac" officeooo:paragraph-rsid="008c18ac" style:font-name-asian="Georgia1" style:font-name-complex="Georgia1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c18ac" officeooo:paragraph-rsid="008c18ac" style:font-name-asian="Georgia1" style:font-name-complex="Georgia1"/>
    </style:style>
    <style:style style:name="P33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8c18ac" officeooo:paragraph-rsid="008c18ac" style:font-name-asian="Georgia1" style:font-name-complex="Georgia1"/>
    </style:style>
    <style:style style:name="P34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8c18ac" officeooo:paragraph-rsid="008d5b07" style:font-name-asian="Georgia1" style:font-name-complex="Georgia1"/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c18ac" officeooo:paragraph-rsid="008ed7c1" style:font-name-asian="Georgia1" style:font-name-complex="Georgia1"/>
    </style:style>
    <style:style style:name="P36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8d5b07" officeooo:paragraph-rsid="008d5b07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8d5b07" officeooo:paragraph-rsid="008d5b07" style:font-name-asian="Georgia1" style:font-name-complex="Georgia1"/>
    </style:style>
    <style:style style:name="P38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8ed7c1" officeooo:paragraph-rsid="008ed7c1" style:font-name-asian="Georgia1" style:font-name-complex="Georgia1"/>
    </style:style>
    <style:style style:name="P39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8ed7c1" officeooo:paragraph-rsid="008eed8b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961482" officeooo:paragraph-rsid="00961482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9710ed" officeooo:paragraph-rsid="009710ed" style:font-name-asian="Georgia1" style:font-name-complex="Georgia1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710ed" officeooo:paragraph-rsid="009710ed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rsid="0097160d" officeooo:paragraph-rsid="0097160d" style:font-name-asian="Georgia1" style:font-name-complex="Georgia1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7160d" officeooo:paragraph-rsid="0097160d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98efff" officeooo:paragraph-rsid="0098efff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paragraph-properties fo:text-align="end" style:justify-single-word="false"/>
      <style:text-properties officeooo:paragraph-rsid="004ca859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Heading_20_1">
      <style:paragraph-properties fo:text-align="justify" style:justify-single-word="false"/>
    </style:style>
    <style:style style:name="P53" style:family="paragraph" style:parent-style-name="Standard">
      <style:paragraph-properties fo:text-align="justify" style:justify-single-word="false"/>
      <style:text-properties officeooo:paragraph-rsid="003454c2"/>
    </style:style>
    <style:style style:name="P54" style:family="paragraph" style:parent-style-name="Standard">
      <style:paragraph-properties fo:text-align="start" style:justify-single-word="false"/>
      <style:text-properties officeooo:paragraph-rsid="004ca859"/>
    </style:style>
    <style:style style:name="P55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56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5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6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2" style:family="paragraph" style:parent-style-name="Title">
      <style:text-properties fo:font-size="32pt" officeooo:paragraph-rsid="001dc34f" style:font-size-asian="32pt" style:font-size-complex="32pt"/>
    </style:style>
    <style:style style:name="P6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5" style:family="paragraph" style:parent-style-name="Contents_20_Heading" style:master-page-name="Standard">
      <style:paragraph-properties style:page-number="1" fo:break-before="page"/>
    </style:style>
    <style:style style:name="P6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5adb2" officeooo:paragraph-rsid="0075adb2"/>
    </style:style>
    <style:style style:name="P6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cb993" officeooo:paragraph-rsid="007cb993"/>
    </style:style>
    <style:style style:name="P6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6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7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7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ab6a" officeooo:paragraph-rsid="0077ab6a"/>
    </style:style>
    <style:style style:name="P7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c18ac" officeooo:paragraph-rsid="008c18ac"/>
    </style:style>
    <style:style style:name="P7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9710ed" officeooo:paragraph-rsid="009710ed"/>
    </style:style>
    <style:style style:name="P74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75" style:family="paragraph" style:parent-style-name="Standard">
      <style:paragraph-properties fo:text-align="justify" style:justify-single-word="false"/>
      <style:text-properties style:font-name="Georgia" officeooo:paragraph-rsid="008046ce" style:font-name-asian="Georgia1" style:font-name-complex="Georgia1"/>
    </style:style>
    <style:style style:name="P76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7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b12b9" officeooo:paragraph-rsid="007e29f5" style:font-name-asian="Georgia1" style:font-name-complex="Georgia1"/>
    </style:style>
    <style:style style:name="P78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b12b9" officeooo:paragraph-rsid="007e29f5" style:font-name-asian="Georgia1" style:font-name-complex="Georgia1"/>
    </style:style>
    <style:style style:name="P79" style:family="paragraph" style:parent-style-name="Standard">
      <style:paragraph-properties fo:text-align="justify" style:justify-single-word="false"/>
      <style:text-properties style:font-name="Georgia" officeooo:rsid="007f862b" officeooo:paragraph-rsid="0081cfcb" style:font-name-asian="Georgia1" style:font-name-complex="Georgia1"/>
    </style:style>
    <style:style style:name="P80" style:family="paragraph" style:parent-style-name="Standard" style:list-style-name="L4">
      <style:paragraph-properties fo:text-align="justify" style:justify-single-word="false"/>
      <style:text-properties style:font-name="Georgia" officeooo:rsid="0081f0f4" officeooo:paragraph-rsid="0081f0f4" style:font-name-asian="Georgia1" style:font-name-complex="Georgia1"/>
    </style:style>
    <style:style style:name="P81" style:family="paragraph" style:parent-style-name="Standard" style:list-style-name="L4">
      <style:paragraph-properties fo:text-align="justify" style:justify-single-word="false"/>
      <style:text-properties style:font-name="Georgia" officeooo:rsid="00837c33" officeooo:paragraph-rsid="00837c33" style:font-name-asian="Georgia1" style:font-name-complex="Georgia1"/>
    </style:style>
    <style:style style:name="P82" style:family="paragraph" style:parent-style-name="Standard" style:list-style-name="L4">
      <style:paragraph-properties fo:text-align="justify" style:justify-single-word="false"/>
      <style:text-properties style:font-name="Georgia" officeooo:rsid="00841a9d" officeooo:paragraph-rsid="00841a9d" style:font-name-asian="Georgia1" style:font-name-complex="Georgia1"/>
    </style:style>
    <style:style style:name="P83" style:family="paragraph" style:parent-style-name="Standard">
      <style:paragraph-properties fo:text-align="justify" style:justify-single-word="false"/>
      <style:text-properties style:font-name="Georgia" officeooo:rsid="008a0d74" officeooo:paragraph-rsid="008a0d74" style:font-name-asian="Georgia1" style:font-name-complex="Georgia1"/>
    </style:style>
    <style:style style:name="P8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8a0d74" style:font-name-asian="Georgia1" style:font-name-complex="Georgia1"/>
    </style:style>
    <style:style style:name="P85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86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9a8652" style:font-name-asian="Georgia1" style:font-name-complex="Georgia1"/>
    </style:style>
    <style:style style:name="P87" style:family="paragraph" style:parent-style-name="Standard">
      <style:paragraph-properties fo:text-align="justify" style:justify-single-word="false"/>
      <style:text-properties style:font-name="Georgia" officeooo:rsid="0090b20b" officeooo:paragraph-rsid="0090b20b" style:font-name-asian="Georgia1" style:font-name-complex="Georgia1"/>
    </style:style>
    <style:style style:name="P88" style:family="paragraph" style:parent-style-name="Standard" style:list-style-name="L5">
      <style:paragraph-properties fo:text-align="justify" style:justify-single-word="false"/>
      <style:text-properties style:font-name="Georgia" officeooo:rsid="0090b20b" officeooo:paragraph-rsid="0090b20b" style:font-name-asian="Georgia1" style:font-name-complex="Georgia1"/>
    </style:style>
    <style:style style:name="P89" style:family="paragraph" style:parent-style-name="Standard" style:list-style-name="L5">
      <style:paragraph-properties fo:text-align="justify" style:justify-single-word="false"/>
      <style:text-properties style:font-name="Georgia" officeooo:rsid="0090b20b" officeooo:paragraph-rsid="0091c14a" style:font-name-asian="Georgia1" style:font-name-complex="Georgia1"/>
    </style:style>
    <style:style style:name="P90" style:family="paragraph" style:parent-style-name="Standard" style:list-style-name="L5">
      <style:paragraph-properties fo:text-align="justify" style:justify-single-word="false"/>
      <style:text-properties style:font-name="Georgia" officeooo:rsid="0091c14a" officeooo:paragraph-rsid="0091c14a" style:font-name-asian="Georgia1" style:font-name-complex="Georgia1"/>
    </style:style>
    <style:style style:name="P91" style:family="paragraph" style:parent-style-name="Standard" style:list-style-name="L11">
      <style:paragraph-properties fo:text-align="justify" style:justify-single-word="false"/>
      <style:text-properties style:font-name="Georgia" officeooo:rsid="0091c14a" officeooo:paragraph-rsid="009a8652" style:font-name-asian="Georgia1" style:font-name-complex="Georgia1"/>
    </style:style>
    <style:style style:name="P92" style:family="paragraph" style:parent-style-name="Standard" style:list-style-name="L5">
      <style:paragraph-properties fo:text-align="justify" style:justify-single-word="false"/>
      <style:text-properties style:font-name="Georgia" officeooo:rsid="0093a307" officeooo:paragraph-rsid="0093a307" style:font-name-asian="Georgia1" style:font-name-complex="Georgia1"/>
    </style:style>
    <style:style style:name="P93" style:family="paragraph" style:parent-style-name="Standard" style:list-style-name="L6">
      <style:paragraph-properties fo:text-align="justify" style:justify-single-word="false"/>
      <style:text-properties style:font-name="Georgia" officeooo:rsid="00961482" officeooo:paragraph-rsid="00961482" style:font-name-asian="Georgia1" style:font-name-complex="Georgia1"/>
    </style:style>
    <style:style style:name="P94" style:family="paragraph" style:parent-style-name="Standard" style:list-style-name="L7">
      <style:paragraph-properties fo:text-align="justify" style:justify-single-word="false"/>
      <style:text-properties style:font-name="Georgia" officeooo:rsid="00961482" officeooo:paragraph-rsid="00961482" style:font-name-asian="Georgia1" style:font-name-complex="Georgia1"/>
    </style:style>
    <style:style style:name="P95" style:family="paragraph" style:parent-style-name="Standard" style:list-style-name="L8">
      <style:paragraph-properties fo:text-align="justify" style:justify-single-word="false"/>
      <style:text-properties style:font-name="Georgia" officeooo:rsid="0099fb9e" officeooo:paragraph-rsid="009a8652" style:font-name-asian="Georgia1" style:font-name-complex="Georgia1"/>
    </style:style>
    <style:style style:name="P96" style:family="paragraph" style:parent-style-name="Standard" style:list-style-name="L9">
      <style:paragraph-properties fo:text-align="justify" style:justify-single-word="false"/>
      <style:text-properties style:font-name="Georgia" officeooo:rsid="0099fb9e" officeooo:paragraph-rsid="009a8652" style:font-name-asian="Georgia1" style:font-name-complex="Georgia1"/>
    </style:style>
    <style:style style:name="P97" style:family="paragraph" style:parent-style-name="Standard" style:list-style-name="L11">
      <style:paragraph-properties fo:text-align="justify" style:justify-single-word="false"/>
      <style:text-properties style:font-name="Georgia" officeooo:rsid="0099fb9e" officeooo:paragraph-rsid="009b63e8" style:font-name-asian="Georgia1" style:font-name-complex="Georgia1"/>
    </style:style>
    <style:style style:name="P98" style:family="paragraph" style:parent-style-name="Standard" style:list-style-name="L8">
      <style:paragraph-properties fo:text-align="justify" style:justify-single-word="false"/>
      <style:text-properties style:font-name="Georgia" officeooo:rsid="009a8652" officeooo:paragraph-rsid="009a8652" style:font-name-asian="Georgia1" style:font-name-complex="Georgia1"/>
    </style:style>
    <style:style style:name="P99" style:family="paragraph" style:parent-style-name="Standard" style:master-page-name="First_20_Page">
      <style:paragraph-properties fo:text-align="center" style:justify-single-word="false" style:page-number="auto"/>
    </style:style>
    <style:style style:name="P100" style:family="paragraph" style:parent-style-name="Standard">
      <style:paragraph-properties fo:text-align="center" style:justify-single-word="false"/>
      <style:text-properties fo:color="#ff0000" loext:opacity="100%" style:font-name="Georgia" fo:font-size="16pt" fo:font-weight="bold" officeooo:paragraph-rsid="00546798" style:font-name-asian="Georgia1" style:font-size-asian="16pt" style:font-weight-asian="bold" style:font-name-complex="Georgia1" style:font-size-complex="16pt" style:font-weight-complex="bold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95332" style:font-name-asian="Georgia1" style:font-name-complex="Georgia1"/>
    </style:style>
    <style:style style:name="T6" style:family="text">
      <style:text-properties style:font-name="Georgia" officeooo:rsid="0091c14a" style:font-name-asian="Georgia1" style:font-name-complex="Georgia1"/>
    </style:style>
    <style:style style:name="T7" style:family="text">
      <style:text-properties officeooo:rsid="003812f9"/>
    </style:style>
    <style:style style:name="T8" style:family="text">
      <style:text-properties officeooo:rsid="0033e01d"/>
    </style:style>
    <style:style style:name="T9" style:family="text">
      <style:text-properties officeooo:rsid="001dc34f"/>
    </style:style>
    <style:style style:name="T10" style:family="text">
      <style:text-properties officeooo:rsid="003d08c6"/>
    </style:style>
    <style:style style:name="T11" style:family="text">
      <style:text-properties officeooo:rsid="003a0c7e"/>
    </style:style>
    <style:style style:name="T12" style:family="text">
      <style:text-properties officeooo:rsid="002ef8d0"/>
    </style:style>
    <style:style style:name="T13" style:family="text">
      <style:text-properties officeooo:rsid="0073d874"/>
    </style:style>
    <style:style style:name="T14" style:family="text">
      <style:text-properties officeooo:rsid="0075adb2"/>
    </style:style>
    <style:style style:name="T15" style:family="text">
      <style:text-properties officeooo:rsid="0077ab6a"/>
    </style:style>
    <style:style style:name="T16" style:family="text">
      <style:text-properties officeooo:rsid="007e29f5"/>
    </style:style>
    <style:style style:name="T17" style:family="text">
      <style:text-properties officeooo:rsid="008488ea"/>
    </style:style>
    <style:style style:name="T18" style:family="text">
      <style:text-properties officeooo:rsid="0087b769"/>
    </style:style>
    <style:style style:name="T19" style:family="text">
      <style:text-properties officeooo:rsid="00892683"/>
    </style:style>
    <style:style style:name="T20" style:family="text">
      <style:text-properties officeooo:rsid="0089c08b"/>
    </style:style>
    <style:style style:name="T21" style:family="text">
      <style:text-properties officeooo:rsid="0023ad53"/>
    </style:style>
    <style:style style:name="T22" style:family="text">
      <style:text-properties officeooo:rsid="008a0d74"/>
    </style:style>
    <style:style style:name="T23" style:family="text">
      <style:text-properties officeooo:rsid="008a8ccd"/>
    </style:style>
    <style:style style:name="T24" style:family="text">
      <style:text-properties fo:font-style="normal" officeooo:rsid="008ed7c1" style:font-style-asian="normal" style:font-style-complex="normal"/>
    </style:style>
    <style:style style:name="T25" style:family="text">
      <style:text-properties fo:font-style="normal" officeooo:rsid="008eed8b" style:font-style-asian="normal" style:font-style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8eed8b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8a8ccd" style:font-style-asian="italic" style:font-style-complex="italic"/>
    </style:style>
    <style:style style:name="T30" style:family="text">
      <style:text-properties fo:font-style="italic" officeooo:rsid="008ed7c1" style:font-style-asian="italic" style:font-style-complex="italic"/>
    </style:style>
    <style:style style:name="T31" style:family="text">
      <style:text-properties officeooo:rsid="008ed7c1"/>
    </style:style>
    <style:style style:name="T32" style:family="text">
      <style:text-properties officeooo:rsid="008eed8b"/>
    </style:style>
    <style:style style:name="T33" style:family="text">
      <style:text-properties officeooo:rsid="0090b20b"/>
    </style:style>
    <style:style style:name="T34" style:family="text">
      <style:text-properties officeooo:rsid="0091c14a"/>
    </style:style>
    <style:style style:name="T35" style:family="text">
      <style:text-properties officeooo:rsid="0093a307"/>
    </style:style>
    <style:style style:name="T36" style:family="text">
      <style:text-properties officeooo:rsid="00946981"/>
    </style:style>
    <style:style style:name="T37" style:family="text">
      <style:text-properties officeooo:rsid="00961482"/>
    </style:style>
    <style:style style:name="T38" style:family="text">
      <style:text-properties officeooo:rsid="009859f7"/>
    </style:style>
    <style:style style:name="T39" style:family="text">
      <style:text-properties officeooo:rsid="009875b3"/>
    </style:style>
    <style:style style:name="T40" style:family="text">
      <style:text-properties officeooo:rsid="0099fb9e"/>
    </style:style>
    <style:style style:name="T41" style:family="text">
      <style:text-properties officeooo:rsid="009a86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2"><text:span text:style-name="T8">Compte-rendu de<text:line-break/>réunion – </text:span><text:span text:style-name="T14">Avancée des<text:line-break/>jalons</text:span></text:p>
      <text:p text:style-name="Standard"/>
      <text:p text:style-name="P50"><draw:frame draw:style-name="fr3" draw:name="image6.png" text:anchor-type="as-char" svg:y="-1.099cm" svg:width="10.601cm" svg:height="1.506cm" draw:z-index="14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51">🖋️ <text:span text:style-name="T1">Créateur : </text:span><text:span text:style-name="T3">Axel MOURILLON</text:span><text:span text:style-name="T1"> – </text:span><text:span text:style-name="T3">Chef de projet</text:span></text:p>
      <text:p text:style-name="P51">📅 <text:span text:style-name="T1">Date de Création : </text:span><text:span text:style-name="T5">24</text:span><text:span text:style-name="T1">/</text:span><text:span text:style-name="T5">05</text:span><text:span text:style-name="T1">/</text:span><text:span text:style-name="T3">2025</text:span></text:p>
      <text:p text:style-name="P3"/>
      <text:p text:style-name="P46">Membres présents :</text:p>
      <text:section text:style-name="Sect2" text:name="Section1">
        <text:list text:style-name="L1">
          <text:list-item>
            <text:p text:style-name="P74">Loïs ALLAIRE<text:tab/><text:tab/>OUI</text:p>
          </text:list-item>
          <text:list-item>
            <text:p text:style-name="P74">Hugo CLAMOND<text:tab/>OUI</text:p>
          </text:list-item>
          <text:list-item>
            <text:p text:style-name="P74">Axel MOURILLON<text:tab/>OUI</text:p>
          </text:list-item>
          <text:list-item>
            <text:p text:style-name="P74">Arthur YANG<text:tab/><text:tab/>OUI</text:p>
          </text:list-item>
        </text:list>
      </text:section>
      <text:p text:style-name="P51"/>
      <text:section text:style-name="Sect2" text:name="Section2">
        <text:p text:style-name="P54"><draw:frame draw:style-name="fr2" draw:name="Image2" text:anchor-type="as-char" svg:y="-0.728cm" svg:width="5.89cm" svg:height="1.669cm" draw:z-index="15"><draw:image xlink:href="Pictures/10000001000001F50000008E5E7BEE69BAE74E54.png" xlink:type="simple" xlink:show="embed" xlink:actuate="onLoad" draw:mime-type="image/png"/></draw:frame></text:p>
        <text:p text:style-name="P49"><draw:frame draw:style-name="fr1" draw:name="Image3" text:anchor-type="as-char" svg:y="-0.466cm" svg:width="6.246cm" svg:height="1.725cm" draw:z-index="16"><draw:image xlink:href="Pictures/10000001000002030000007F431994E204D99CAF.png" xlink:type="simple" xlink:show="embed" xlink:actuate="onLoad" draw:mime-type="image/png"/></draw:frame></text:p>
      </text:section>
      <text:p text:style-name="P55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65">Table des matières</text:p>
          </text:index-title>
          <text:p text:style-name="P60"><text:a xlink:type="simple" xlink:href="#__RefHeading___Toc397_377169772" text:style-name="Index_20_Link" text:visited-style-name="Index_20_Link">Table des figures<text:tab/>1</text:a></text:p>
          <text:p text:style-name="P60"><text:a xlink:type="simple" xlink:href="#__RefHeading___Toc395_377169772" text:style-name="Index_20_Link" text:visited-style-name="Index_20_Link">I. Jalons 7<text:tab/>2</text:a></text:p>
          <text:p text:style-name="P61"><text:a xlink:type="simple" xlink:href="#__RefHeading___Toc399_377169772" text:style-name="Index_20_Link" text:visited-style-name="Index_20_Link">A) Avancement<text:tab/>2</text:a></text:p>
          <text:p text:style-name="P61"><text:a xlink:type="simple" xlink:href="#__RefHeading___Toc399_377169772%20Copie%201" text:style-name="Index_20_Link" text:visited-style-name="Index_20_Link">B) Points d’attention et suite de la rédaction<text:tab/>2</text:a></text:p>
          <text:p text:style-name="P60"><text:a xlink:type="simple" xlink:href="#__RefHeading___Toc395_377169772%20Copie%201" text:style-name="Index_20_Link" text:visited-style-name="Index_20_Link">II. Jalons 8 et 9<text:tab/>3</text:a></text:p>
          <text:p text:style-name="P61"><text:a xlink:type="simple" xlink:href="#__RefHeading___Toc399_377169772%20Copie%204" text:style-name="Index_20_Link" text:visited-style-name="Index_20_Link">A) Jalon 8<text:tab/>3</text:a></text:p>
          <text:p text:style-name="P61"><text:a xlink:type="simple" xlink:href="#__RefHeading___Toc399_377169772%20Copie%201%20Copie%201" text:style-name="Index_20_Link" text:visited-style-name="Index_20_Link">B) Jalon 9<text:tab/>3</text:a></text:p>
          <text:p text:style-name="P61"><text:a xlink:type="simple" xlink:href="#__RefHeading___Toc399_377169772%20Copie%201%20Copie%201%20Copie%202" text:style-name="Index_20_Link" text:visited-style-name="Index_20_Link">C) Suite la préparation des jalons<text:tab/>3</text:a></text:p>
          <text:p text:style-name="P60"><text:a xlink:type="simple" xlink:href="#__RefHeading___Toc395_377169772%20Copie%202" text:style-name="Index_20_Link" text:visited-style-name="Index_20_Link">III. Autres points<text:tab/>5</text:a></text:p>
          <text:p text:style-name="P61"><text:a xlink:type="simple" xlink:href="#__RefHeading___Toc399_377169772%20Copie%204%20Copie%201" text:style-name="Index_20_Link" text:visited-style-name="Index_20_Link">A) Point technique<text:tab/>5</text:a></text:p>
          <text:p text:style-name="P61"><text:a xlink:type="simple" xlink:href="#__RefHeading___Toc399_377169772%20Copie%201%20Copie%201%20Copie%201" text:style-name="Index_20_Link" text:visited-style-name="Index_20_Link">B) Point impression de mémoire<text:tab/>5</text:a></text:p>
          <text:p text:style-name="P60"><text:a xlink:type="simple" xlink:href="#__RefHeading___Toc395_377169772%20Copie%202%20Copie%202" text:style-name="Index_20_Link" text:visited-style-name="Index_20_Link">Prochaine réunion<text:tab/>6</text:a></text:p>
          <text:p text:style-name="P61"><text:a xlink:type="simple" xlink:href="#__RefHeading___Toc399_377169772%20Copie%202%20Copie%202" text:style-name="Index_20_Link" text:visited-style-name="Index_20_Link">Date<text:tab/>6</text:a></text:p>
          <text:p text:style-name="P61"><text:a xlink:type="simple" xlink:href="#__RefHeading___Toc552_377169772%20Copie%201%20Copie%202" text:style-name="Index_20_Link" text:visited-style-name="Index_20_Link">Ordre du jour<text:tab/>6</text:a></text:p>
          <text:p text:style-name="P61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"/>
      <text:p text:style-name="P3"/>
      <text:p text:style-name="P3"/>
      <text:list xml:id="list3669841067" text:style-name="L2">
        <text:list-item>
          <text:p text:style-name="P66"><text:bookmark-start text:name="__RefHeading___Toc395_377169772"/>Jalons 7<text:bookmark-end text:name="__RefHeading___Toc395_377169772"/></text:p>
        </text:list-item>
      </text:list>
      <text:p text:style-name="P4"/>
      <text:list xml:id="list193946328" text:style-name="L3">
        <text:list-item>
          <text:p text:style-name="P67"><text:bookmark-start text:name="__RefHeading___Toc399_377169772"/>Avancement <text:bookmark-end text:name="__RefHeading___Toc399_377169772"/></text:p>
        </text:list-item>
      </text:list>
      <text:p text:style-name="P4"/>
      <text:p text:style-name="P20">1. Introduction</text:p>
      <text:p text:style-name="P22">⇒ FINI</text:p>
      <text:p text:style-name="P10">2. Projet Wizards &amp; Dice</text:p>
      <text:p text:style-name="P22">⇒ FINI</text:p>
      <text:p text:style-name="P75">3. Déroulement du projet<text:span text:style-name="T1"/></text:p>
      <text:p text:style-name="P12">3.1. Gestion de projet</text:p>
      <text:p text:style-name="P25">Premier jet avec ChatGPT</text:p>
      <text:p text:style-name="P9">3.2. Aspects commerciale et documentaire</text:p>
      <text:p text:style-name="P21">⇒ FINI</text:p>
      <text:p text:style-name="P9">3.3. Aspects techniques</text:p>
      <text:p text:style-name="P27">Fait à 1/4 </text:p>
      <text:p text:style-name="P10">4. Bilan du projet</text:p>
      <text:p text:style-name="P22">4.1. Difficultés majeures</text:p>
      <text:p text:style-name="P21">Premier jet avec ChatGPT</text:p>
      <text:p text:style-name="P22">4.2. Pérennité de Wizards &amp; Dice</text:p>
      <text:p text:style-name="P21">Premier jet avec ChatGPT</text:p>
      <text:p text:style-name="P22">4.3. Compétences et expérience acquises</text:p>
      <text:p text:style-name="P21">⇒ FINI</text:p>
      <text:p text:style-name="P10">5. Conclusion</text:p>
      <text:p text:style-name="P22">⇒ FINI</text:p>
      <text:p text:style-name="P10"/>
      <text:p text:style-name="P4"/>
      <text:list xml:id="list160753170339902" text:continue-numbering="true" text:style-name="L3">
        <text:list-item>
          <text:p text:style-name="P68"><text:bookmark-start text:name="__RefHeading___Toc399_377169772 Copie 1"/>P<text:span text:style-name="T16">oints d’attention et suite de la rédaction</text:span><text:bookmark-end text:name="__RefHeading___Toc399_377169772 Copie 1"/></text:p>
        </text:list-item>
      </text:list>
      <text:p text:style-name="P5"/>
      <text:p text:style-name="P29">A finir :</text:p>
      <text:p text:style-name="P11">3.3. Aspects techniques</text:p>
      <text:p text:style-name="P28">Fait à 1/4 </text:p>
      <text:p text:style-name="P28"/>
      <text:p text:style-name="P79">A revoir / améliorer :<text:span text:style-name="T1"/></text:p>
      <text:p text:style-name="P13">3.1. Gestion de projet</text:p>
      <text:p text:style-name="P26">Premier jet avec ChatGPT</text:p>
      <text:p text:style-name="P24">4.1. Difficultés majeures</text:p>
      <text:p text:style-name="P23">Premier jet avec ChatGPT</text:p>
      <text:p text:style-name="P24">4.2. Pérennité de Wizards &amp; Dice</text:p>
      <text:p text:style-name="P23">Premier jet avec ChatGPT</text:p>
      <text:p text:style-name="P5"/>
      <text:p text:style-name="P30">Suite : </text:p>
      <text:list text:style-name="L4">
        <text:list-item>
          <text:p text:style-name="P80">Concaténer <text:span text:style-name="T18">ce qui a été rédigé</text:span></text:p>
        </text:list-item>
        <text:list-item>
          <text:p text:style-name="P81">Se mettre à deux pour finir la rédaction <text:span text:style-name="T19">des points manquant</text:span><text:span text:style-name="T20">s</text:span></text:p>
        </text:list-item>
        <text:list-item>
          <text:p text:style-name="P82">Cahier d’annexe : <text:span text:style-name="T17">à réaliser</text:span></text:p>
        </text:list-item>
      </text:list>
      <text:p text:style-name="P5"/>
      <text:p text:style-name="P53"/>
      <text:list xml:id="list160752530160755" text:continue-list="list3669841067" text:style-name="L2">
        <text:list-item>
          <text:p text:style-name="P66"><text:bookmark-start text:name="__RefHeading___Toc395_377169772 Copie 1"/>Jalons 8 et 9 <text:bookmark-end text:name="__RefHeading___Toc395_377169772 Copie 1"/></text:p>
        </text:list-item>
      </text:list>
      <text:p text:style-name="P6"/>
      <text:p text:style-name="P100">AVOIR LE MERCH POUR LA JOURNÉE DU 10 JUIN</text:p>
      <text:p text:style-name="P6"/>
      <text:list xml:id="list160752606898343" text:continue-list="list160753170339902" text:style-name="L3">
        <text:list-item text:start-value="1">
          <text:p text:style-name="P71"><text:bookmark-start text:name="__RefHeading___Toc399_377169772 Copie 4"/>Jalon 8<text:bookmark-end text:name="__RefHeading___Toc399_377169772 Copie 4"/></text:p>
        </text:list-item>
      </text:list>
      <text:p text:style-name="P16"/>
      <text:p text:style-name="P16"><text:span text:style-name="T29">Lien du détail du plan d’attaque du jalon 8</text:span><text:span text:style-name="T23"> </text:span><text:a xlink:type="simple" xlink:href="https://docs.google.com/document/d/1Cp0vlD502Ao9HjtUotw_nTR2yw-RPHySN1x4Z6j1wzQ/edit?tab=t.0" text:style-name="Internet_20_link" text:visited-style-name="Visited_20_Internet_20_Link"><text:span text:style-name="T23">ici</text:span></text:a> </text:p>
      <text:p text:style-name="P16"/>
      <text:p text:style-name="P83">Plan du pitch :</text:p>
      <text:p text:style-name="P84">Client lambdas =&gt; investisseurs =&gt; LA SÛRETÉ <text:s/>ET LE SÉRIEUX</text:p>
      <text:p text:style-name="P5"/>
      <text:p text:style-name="P83">Plan de la vidéo :</text:p>
      <text:p text:style-name="P14"><text:span text:style-name="T22">Tout va mal </text:span><text:span text:style-name="T21">=&gt; </text:span><text:span text:style-name="T22">Wizards &amp; Dice pour résoudre</text:span><text:span text:style-name="T21"> =&gt; </text:span><text:span text:style-name="T22">Problèmes résolus</text:span></text:p>
      <text:p text:style-name="P5"/>
      <text:p text:style-name="P5"/>
      <text:list xml:id="list160751953971267" text:continue-numbering="true" text:style-name="L3">
        <text:list-item>
          <text:p text:style-name="P69"><text:bookmark-start text:name="__RefHeading___Toc399_377169772 Copie 1 Copie 1"/>Jalon <text:span text:style-name="T15">9</text:span><text:bookmark-end text:name="__RefHeading___Toc399_377169772 Copie 1 Copie 1"/></text:p>
        </text:list-item>
      </text:list>
      <text:p text:style-name="P5"/>
      <text:p text:style-name="P16"><text:span text:style-name="T29">Lien du détail du plan d’attaque du jalon </text:span><text:span text:style-name="T30">9</text:span><text:span text:style-name="T24"> </text:span><text:a xlink:type="simple" xlink:href="https://docs.google.com/document/d/1CiMGCWhhGlNqsloNh8B4XbanKllAoR5CeatO6Vjr63s/edit?tab=t.0#heading=h.5jns2f28o3xn" text:style-name="Internet_20_link" text:visited-style-name="Visited_20_Internet_20_Link"><text:span text:style-name="T25">ici</text:span></text:a><text:span text:style-name="T24"> </text:span></text:p>
      <text:p text:style-name="P16"/>
      <text:p text:style-name="P37">Idée de flow / suite logique</text:p>
      <text:p text:style-name="P5"/>
      <text:p text:style-name="P31">Introduction</text:p>
      <text:p text:style-name="P32">Introduit (oui qui l’aurait cru) le projet</text:p>
      <text:p text:style-name="P31">⇒ Présentation et démo technique</text:p>
      <text:p text:style-name="P32">Vue d'ensemble de l'architecture</text:p>
      <text:p text:style-name="P32">⇒ Démonstration commentée</text:p>
      <text:p text:style-name="P33">Accès au site web et présentation</text:p>
      <text:p text:style-name="P34">⇒ Accès SSL VPN sur infrastructure</text:p>
      <text:p text:style-name="P36">⇒ Connexion SSH via bastion sur serveurs</text:p>
      <text:p text:style-name="P36">⇒ Supervision Grafana</text:p>
      <text:p text:style-name="P38">⇒ Restauration VM via PBS <text:span text:style-name="T26">(?)</text:span></text:p>
      <text:p text:style-name="P39"><text:tab/><text:span text:style-name="T27">VOIR AU MOMENT DES RÉPÉTITIONS</text:span></text:p>
      <text:p text:style-name="P38">⇒ Détection et résolutions d’incidents</text:p>
      <text:p text:style-name="P31">⇒ Conclusion</text:p>
      <text:p text:style-name="P35"><text:span text:style-name="T32">Conclut</text:span> (<text:span text:style-name="T31">toujours surprenant</text:span>) le projet</text:p>
      <text:p text:style-name="P4"/>
      <text:p text:style-name="P15"/>
      <text:list xml:id="list160753375278978" text:continue-numbering="true" text:style-name="L3">
        <text:list-item>
          <text:p text:style-name="P72"><text:bookmark-start text:name="__RefHeading___Toc399_377169772 Copie 1 Copie 1 Copie 2"/>Suite la préparation des jalons<text:bookmark-end text:name="__RefHeading___Toc399_377169772 Copie 1 Copie 1 Copie 2"/></text:p>
        </text:list-item>
      </text:list>
      <text:p text:style-name="P4"/>
      <text:p text:style-name="P87">Jalon 8 </text:p>
      <text:list xml:id="list3991431590" text:style-name="L5">
        <text:list-item>
          <text:p text:style-name="P88">Écrire les scripts de la présentation et de la vidéo </text:p>
          <text:list>
            <text:list-item>
              <text:p text:style-name="P88">Avoir le script de la vidéo pour tourner les rushs</text:p>
            </text:list-item>
            <text:list-item>
              <text:p text:style-name="P88">Planifier le tournage : Après-midi du lundi 2 juin </text:p>
              <text:list>
                <text:list-header>
                  <text:p text:style-name="P89">Backup ⇒ après-midi du mardi 3 juin &gt; matin du mercredi 4 juin<text:span text:style-name="T6"/></text:p>
                </text:list-header>
              </text:list>
            </text:list-item>
          </text:list>
        </text:list-item>
        <text:list-item>
          <text:p text:style-name="P90"><text:soft-page-break/>Répétition de la présentation : <text:span text:style-name="T33">matin du mercredi 4 juin</text:span></text:p>
        </text:list-item>
      </text:list>
      <text:p text:style-name="P17"/>
      <text:p text:style-name="P17"><text:span text:style-name="T33">Jalon </text:span><text:span text:style-name="T34">9</text:span></text:p>
      <text:list xml:id="list160753832534175" text:continue-numbering="true" text:style-name="L5">
        <text:list-item>
          <text:p text:style-name="P90">Écrire une trame détaillé </text:p>
        </text:list-item>
        <text:list-item>
          <text:p text:style-name="P90">Répétition du PoC : après-mid<text:span text:style-name="T35">i</text:span><text:span text:style-name="T33"> du mercredi 4 juin </text:span></text:p>
        </text:list-item>
        <text:list-item>
          <text:p text:style-name="P92">Faire une liste détaillé des éléments nécessaires : salle, écran, matériels, et<text:span text:style-name="T36">c</text:span></text:p>
        </text:list-item>
      </text:list>
      <text:p text:style-name="P4"/>
      <text:p text:style-name="P4"/>
      <text:p text:style-name="P4"/>
      <text:list xml:id="list160753638396291" text:continue-list="list160752530160755" text:style-name="L2">
        <text:list-item>
          <text:p text:style-name="P66"><text:bookmark-start text:name="__RefHeading___Toc395_377169772 Copie 2"/>Autres points<text:bookmark-end text:name="__RefHeading___Toc395_377169772 Copie 2"/></text:p>
        </text:list-item>
      </text:list>
      <text:p text:style-name="P7"/>
      <text:list xml:id="list160752111661241" text:continue-list="list160753375278978" text:style-name="L3">
        <text:list-item text:start-value="1">
          <text:p text:style-name="P73"><text:bookmark-start text:name="__RefHeading___Toc399_377169772 Copie 4 Copie 1"/>Point technique<text:bookmark-end text:name="__RefHeading___Toc399_377169772 Copie 4 Copie 1"/></text:p>
        </text:list-item>
      </text:list>
      <text:p text:style-name="P7"/>
      <text:p text:style-name="P41">Résolution d’incident : /var plein sur le disque de SRV-BDD-PROD-AARD et SRV-BDD-PROD-DRYN</text:p>
      <text:p text:style-name="P42">Rajout d’espace</text:p>
      <text:p text:style-name="P7"/>
      <text:p text:style-name="P43">Site : pas d’avancé </text:p>
      <text:p text:style-name="P44">Faire des pages de <text:span text:style-name="T28">cachage </text:span>de preuve <text:span text:style-name="T38">(site avec des images osef)</text:span></text:p>
      <text:p text:style-name="P43"/>
      <text:p text:style-name="P7"/>
      <text:list xml:id="list160753076682826" text:continue-numbering="true" text:style-name="L3">
        <text:list-item>
          <text:p text:style-name="P70"><text:bookmark-start text:name="__RefHeading___Toc399_377169772 Copie 1 Copie 1 Copie 1"/>P<text:span text:style-name="T37">oint impression de mémoire</text:span><text:bookmark-end text:name="__RefHeading___Toc399_377169772 Copie 1 Copie 1 Copie 1"/></text:p>
        </text:list-item>
      </text:list>
      <text:p text:style-name="P7"/>
      <text:p text:style-name="P40">Mémoire du projet tutoré </text:p>
      <text:list text:style-name="L6">
        <text:list-item>
          <text:p text:style-name="P93">1 pour le GRETA</text:p>
        </text:list-item>
      </text:list>
      <text:p text:style-name="P40">Mémoire d’alternance</text:p>
      <text:list text:style-name="L7">
        <text:list-item>
          <text:p text:style-name="P94">1 pour le GRETA</text:p>
        </text:list-item>
        <text:list-item>
          <text:p text:style-name="P94">OPTIONNELLE : 1 pour soi ; 1 pour le tuteur (prof); 1 pour l’entreprise</text:p>
        </text:list-item>
      </text:list>
      <text:p text:style-name="P7"/>
      <text:p text:style-name="P7"/>
      <text:p text:style-name="P7"/>
      <text:p text:style-name="P57"><text:bookmark-start text:name="__RefHeading___Toc395_377169772 Copie 2 Copie 2"/>Prochaine réunion<text:bookmark-end text:name="__RefHeading___Toc395_377169772 Copie 2 Copie 2"/></text:p>
      <text:p text:style-name="P8"/>
      <text:p text:style-name="P58"><text:bookmark-start text:name="__RefHeading___Toc399_377169772 Copie 2 Copie 2"/>Date<text:bookmark-end text:name="__RefHeading___Toc399_377169772 Copie 2 Copie 2"/></text:p>
      <text:p text:style-name="P8"/>
      <text:p text:style-name="P59"><text:span text:style-name="T10">S</text:span><text:span text:style-name="T11">amedi </text:span><text:span text:style-name="T39">31</text:span><text:span text:style-name="T12"> </text:span><text:span text:style-name="T39">mai</text:span><text:span text:style-name="T11"> </text:span><text:span text:style-name="T13">2025</text:span><text:span text:style-name="T11">, </text:span><text:span text:style-name="T10">de 14h30 à 16h30</text:span></text:p>
      <text:p text:style-name="P8"/>
      <text:p text:style-name="P8"/>
      <text:p text:style-name="P58"><text:bookmark-start text:name="__RefHeading___Toc552_377169772 Copie 1 Copie 2"/>Ordre du jour<text:bookmark-end text:name="__RefHeading___Toc552_377169772 Copie 1 Copie 2"/></text:p>
      <text:p text:style-name="P8"/>
      <text:p text:style-name="P45">Checkup des jalons</text:p>
      <text:p text:style-name="P8"/>
      <text:p text:style-name="P8"/>
      <text:p text:style-name="P58"><text:bookmark-start text:name="__RefHeading___Toc552_377169772 Copie 1 Copie 2 Copie 1"/>Devoirs<text:bookmark-end text:name="__RefHeading___Toc552_377169772 Copie 1 Copie 2 Copie 1"/></text:p>
      <text:p text:style-name="P19"/>
      <text:p text:style-name="P85">Loïs :<text:span text:style-name="T4"/></text:p>
      <text:list text:style-name="L8">
        <text:list-item>
          <text:p text:style-name="P95">[Priorité haute] <text:span text:style-name="T41">J</text:span>alon 8 : <text:span text:style-name="T41">Préparation du diapo </text:span><text:span text:style-name="T33">de la présentation</text:span></text:p>
        </text:list-item>
        <text:list-item>
          <text:p text:style-name="P98"><text:span text:style-name="T40">[Priorité haute] </text:span>J<text:span text:style-name="T40">alon 8 : </text:span><text:span text:style-name="T33">Écrire le scripts de la présentation</text:span></text:p>
        </text:list-item>
      </text:list>
      <text:p text:style-name="P19">Arthur :</text:p>
      <text:list text:style-name="L9">
        <text:list-item>
          <text:p text:style-name="P96"><text:span text:style-name="T41">[Priorité très haute] J</text:span>alon<text:span text:style-name="T41"> 8 : Script de la vidéo</text:span></text:p>
        </text:list-item>
        <text:list-item>
          <text:p text:style-name="P96">[Priorité haute] <text:span text:style-name="T41">J</text:span>alon 7 : <text:span text:style-name="T41">R</text:span>évisions <text:span text:style-name="T41">des parties </text:span>où c’est nécessaire</text:p>
        </text:list-item>
      </text:list>
      <text:p text:style-name="P19">Hugo :</text:p>
      <text:list text:style-name="L10">
        <text:list-item>
          <text:p text:style-name="P86"><text:span text:style-name="T40">[Priorité haute] </text:span><text:span text:style-name="T41">J</text:span><text:span text:style-name="T40">alon 9 : </text:span>Faire une liste détaillé des éléments nécessaires : salle, écran, matériels, etc</text:p>
        </text:list-item>
      </text:list>
      <text:p text:style-name="P19">Axel :</text:p>
      <text:list text:style-name="L11">
        <text:list-item>
          <text:p text:style-name="P97">[Priorité <text:span text:style-name="T41">très </text:span>haute] <text:span text:style-name="T41">J</text:span>alon 7 : concaténation des parties + révisions où c’est nécessaire</text:p>
        </text:list-item>
        <text:list-item>
          <text:p text:style-name="P91"><text:span text:style-name="T40">[Priorité haute] </text:span><text:span text:style-name="T41">J</text:span><text:span text:style-name="T40">alon 9 : </text:span>Écrire une trame détaillé </text:p>
        </text:list-item>
      </text:list>
      <text:p text:style-name="P8"/>
      <text:p text:style-name="P8"/>
      <text:p text:style-name="P1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Avancée des jalons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8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24T16:07:51.663000000</dc:date>
    <meta:editing-duration>PT3H40M37S</meta:editing-duration>
    <meta:editing-cycles>109</meta:editing-cycles>
    <meta:print-date>2025-01-02T09:51:38.559000000</meta:print-date>
    <meta:printed-by>Fichiers PDF</meta:printed-by>
    <meta:document-statistic meta:table-count="0" meta:image-count="7" meta:object-count="0" meta:page-count="8" meta:paragraph-count="132" meta:word-count="689" meta:character-count="3645" meta:non-whitespace-character-count="3099"/>
  </office:meta>
</office:document-meta>
</file>